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43.11mm"/>
    </style:style>
    <style:style style:name="co5" style:family="table-column">
      <style:table-column-properties fo:break-before="auto" style:column-width="53.1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3_RS232_B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ce2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C_REICHEL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ICE_SUM</text:p>
          </table:table-cell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09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office:value-type="string" calcext:value-type="string">
            <text:p>D-SUB ST 09EU</text:p>
          </table:table-cell>
          <table:table-cell table:formula="of:=0.4/1.19" office:value-type="currency" office:currency="EUR" office:value="0.336134453781513" calcext:value-type="currency">
            <text:p>0,34 €</text:p>
          </table:table-cell>
          <table:table-cell table:formula="of:=[.H2]*[.A2]" office:value-type="currency" office:currency="EUR" office:value="0.336134453781513" calcext:value-type="currency">
            <text:p>0,34 €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40, C41, C44, C45, C48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00N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3]*[.A3]" office:value-type="currency" office:currency="EUR" office:value="0.126050420168067" calcext:value-type="currency">
            <text:p>0,13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LSERIALD</text:p>
          </table:table-cell>
          <table:table-cell office:value-type="string" calcext:value-type="string">
            <text:p>DAUGHTER-THT</text:p>
          </table:table-cell>
          <table:table-cell office:value-type="string" calcext:value-type="string">
            <text:p>X9</text:p>
          </table:table-cell>
          <table:table-cell/>
          <table:table-cell office:value-type="string" calcext:value-type="string">
            <text:p>SL 2X10W 2,54</text:p>
          </table:table-cell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H4]*[.A4]" office:value-type="currency" office:currency="EUR" office:value="0.151260504201681" calcext:value-type="currency">
            <text:p>0,15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211ECWI</text:p>
          </table:table-cell>
          <table:table-cell office:value-type="string" calcext:value-type="string">
            <text:p>SO28L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RS232 TRANSCEIVER</text:p>
          </table:table-cell>
          <table:table-cell office:value-type="string" calcext:value-type="string">
            <text:p>MAX 211 ECWI</text:p>
          </table:table-cell>
          <table:table-cell table:formula="of:=4.8/1.19" office:value-type="currency" office:currency="EUR" office:value="4.03361344537815" calcext:value-type="currency">
            <text:p>4,03 €</text:p>
          </table:table-cell>
          <table:table-cell table:formula="of:=[.H5]*[.A5]" office:value-type="currency" office:currency="EUR" office:value="4.03361344537815" calcext:value-type="currency">
            <text:p>4,03 €</text:p>
          </table:table-cell>
          <table:table-cell table:number-columns-repeated="1012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8"/>
          <table:table-cell table:style-name="ce3" table:formula="of:=SUM([.I2:.I5])" office:value-type="currency" office:currency="EUR" office:value="4.64705882352941" calcext:value-type="currency">
            <text:p>4,65 €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9T00:53:03.993000000</dc:date>
    <meta:editing-duration>PT4M</meta:editing-duration>
    <meta:editing-cycles>2</meta:editing-cycles>
    <meta:generator>LibreOffice/5.3.6.1$Windows_x86 LibreOffice_project/686f202eff87ef707079aeb7f485847613344eb7</meta:generator>
    <meta:document-statistic meta:table-count="1" meta:cell-count="44" meta:object-count="0"/>
  </office:meta>
</office:document-meta>
</file>